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IPAPMincho" svg:font-family="IPAPMinch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style="italic" fo:font-weight="bold" officeooo:rsid="000313ef" officeooo:paragraph-rsid="000313ef" style:font-size-asian="20pt" style:font-style-asian="italic" style:font-weight-asian="bold" style:font-size-complex="20pt" style:font-style-complex="italic" style:font-weight-complex="bold"/>
    </style:style>
    <style:style style:name="P2" style:family="paragraph" style:parent-style-name="Standard">
      <style:paragraph-properties fo:text-align="center" style:justify-single-word="false"/>
      <style:text-properties fo:font-size="20pt" fo:font-style="italic" fo:font-weight="bold" officeooo:rsid="000313ef" officeooo:paragraph-rsid="000313ef" fo:background-color="#000000" style:font-size-asian="20pt" style:font-style-asian="italic" style:font-weight-asian="bold" style:font-size-complex="20pt" style:font-style-complex="italic" style:font-weight-complex="bold"/>
    </style:style>
    <style:style style:name="P3" style:family="paragraph" style:parent-style-name="Text_20_body">
      <style:text-properties fo:font-size="12pt"/>
    </style:style>
    <style:style style:name="P4" style:family="paragraph" style:parent-style-name="Text_20_body">
      <style:paragraph-properties fo:text-align="justify" style:justify-single-word="false"/>
      <style:text-properties fo:font-size="12pt"/>
    </style:style>
    <style:style style:name="P5" style:family="paragraph" style:parent-style-name="Text_20_body">
      <style:paragraph-properties fo:text-align="justify" style:justify-single-word="false"/>
      <style:text-properties fo:font-size="12pt" officeooo:rsid="000416e4"/>
    </style:style>
    <style:style style:name="P6" style:family="paragraph" style:parent-style-name="Text_20_body">
      <style:paragraph-properties fo:text-align="end" style:justify-single-word="false"/>
      <style:text-properties officeooo:rsid="000313ef" officeooo:paragraph-rsid="000313ef"/>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0416e4"/>
    </style:style>
    <style:style style:name="P9" style:family="paragraph" style:parent-style-name="Text_20_body">
      <style:paragraph-properties fo:text-align="justify" style:justify-single-word="false"/>
      <style:text-properties officeooo:rsid="000416e4" officeooo:paragraph-rsid="000416e4"/>
    </style:style>
    <style:style style:name="T1" style:family="text">
      <style:text-properties officeooo:rsid="000313ef"/>
    </style:style>
    <style:style style:name="T2" style:family="text">
      <style:text-properties fo:font-size="12pt"/>
    </style:style>
    <style:style style:name="T3" style:family="text">
      <style:text-properties fo:color="#729fcf" loext:opacity="100%"/>
    </style:style>
    <style:style style:name="T4" style:family="text">
      <style:text-properties fo:color="#00a933" loext:opacity="100%"/>
    </style:style>
    <style:style style:name="T5" style:family="text">
      <style:text-properties fo:color="#2a6099" loext:opacity="100%"/>
    </style:style>
    <style:style style:name="T6" style:family="text">
      <style:text-properties fo:color="#ffff00" loext:opacity="100%"/>
    </style:style>
    <style:style style:name="T7" style:family="text">
      <style:text-properties fo:color="#ff4000" loext:opacity="100%"/>
    </style:style>
    <style:style style:name="T8" style:family="text">
      <style:text-properties officeooo:rsid="0005aca1"/>
    </style:style>
    <style:style style:name="T9" style:family="text">
      <style:text-properties officeooo:rsid="00061896"/>
    </style:style>
    <style:style style:name="T10" style:family="text">
      <style:text-properties officeooo:rsid="00077a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S</text:span><text:span text:style-name="T3">k</text:span><text:span text:style-name="T4">y</text:span><text:span text:style-name="T6">j</text:span><text:span text:style-name="T7">o</text:span></text:p>
      <text:p text:style-name="P1"/>
      <text:p text:style-name="Standard"/>
      <text:p text:style-name="P5">Nous sommes des étudiants de CYtech en première année de Pré-ingénieur et nous avons travaillé sur le projet du Skyjo. Nous avons choisi ce projet parmi les 5 proposés, même si notre attention s’était d’abord portée sur l’animalerie. Cependant, un des membres du groupe ne voulait pas coder un logiciel de gestion, donc nous avons reporté notre attention sur les jeux. Nous avons commencé par regarder le 3v3, cependant il était beaucoup trop fait pour nous qui voulions avoir un minimum d’originalité. Nous nous sommes ensuite portées sur le tetris ou le tower defence ; cependant, nous avons jugé notre niveau insuffisant pour le faire. Nous avons donc pris le Skyjo comme sujet. Le Skyjo est un jeu de cartes de 2 à 8 joueurs où nous avons chacun un deck de cartes généré aléatoirement entre -2 et 12. Le but consiste à avoir le moins de points possible. Pour rapprocher ses points de 0, les joueurs peuvent faire en sorte d'aligner une colonne de cartes de même valeur. Le gagnant est décidé une fois qu'un joueur a toutes ses cartes de retournées. Notre variante nous a forcés à ranger les cartes dans un fichier pour les modifier grâce à une fonction. Notre autre variante consistait à demander un nombre de cartes par joueur. Avec ces contraintes, nous avons réalisé ce jeu.</text:p>
      <text:p text:style-name="Text_20_body"/>
      <text:p text:style-name="Text_20_body"/>
      <text:p text:style-name="P3">Organisation : Nous nous sommes organisés afin de travailler efficacement lors des séances de cours ou encore chez nous. De ce fait, au retour des vacances, la plupart du code était déjà finie. Celui qui a fait le plus de code est sans aucun doute Corwyn, le meilleur d'entre nous. Il s'est occupé du cœur du programme, de l'affichage terminal au fonctionnement des tours. Ensuite vient Aymane, qui a codé la partie sauvegarde du code, permettant d'enregistrer l'état de la partie pour y revenir plus tard. Enfin vient Éric, qui s'est occupé de la génération des cartes, de leurs changements ainsi que d'une partie du compte rendu.</text:p>
      <text:p text:style-name="Text_20_body"/>
      <text:p text:style-name="P3">Problèmes et solutions  : lors de la création de ce code, nous avons dû faire face à plusieurs problèmes, que ce soit de sécurité pour éviter les bugs ou de logique afin de faire le code le plus optimisé possible. </text:p>
      <text:p text:style-name="P3">Le premier problème que nous avons rencontré était sur la construction des cartes, ainsi que leur stockage. Nous n'étions pas d'accord sur la manière de procéder pour communiquer la liste de cartes au reste du programme. D'un côté, certains argumentaient que c'était mieux de fermer puis de rouvrir le fichier, d'autres de le laisser ouvert ou encore de renvoyer un tableau que le reste du code peut lire. Après un court débat, nous sommes tombés d'accord qu'il fallait laisser le fichier des cartes ouvert pour que le reste du code puisse le lire.</text:p>
      <text:p text:style-name="P3">Une autre erreur que nous avons eue était une incompréhension du code de certains, non pas par manque de commentaires, mais en raison de sa complexité. Nous avons donc dû passer du temps à expliquer notre code à chaque membre de notre équipe et à savoir quoi mettre en paramètre de nos fonctions.</text:p>
      <text:p text:style-name="P3"><text:soft-page-break/>Un autre point sur lequel nous avons eu une erreur est la lecture des fichiers, surtout des fichiers de sauvegarde. Nous avons donc réglé ce problème grâce à la fonction strchr et à un pointeur pour bouger dans le fichier.</text:p>
      <text:p text:style-name="P3">Un autre problème sur lequel nous avons eu du mal est la création des joueurs. Nous demandons pour la création des joueurs un nombre de lettres afin de créer une liste pour mettre le nom. Cependant, il y avait une erreur si le nombre de lettres était plus petit ou plus grand que le nombre indiqué. Nous avons donc utilisé les fonctions getchar et fgets pour résoudre ce problème.</text:p>
      <text:p text:style-name="P3">Un autre problème moins important est le fait que certains codaient sous Linux, tandis que d’autres codaient sous Windows. Nous avons donc eu un problème lors de certains merges ou tests du fait de librairies invalides ou de légers changements grammaticaux.</text:p>
      <text:p text:style-name="P8"><text:span text:style-name="T2"/></text:p>
      <text:p text:style-name="P9"><text:span text:style-name="T2"/></text:p>
      <text:p text:style-name="Text_20_body"><text:span text:style-name="T2"/></text:p>
      <text:p text:style-name="Text_20_body"><text:span text:style-name="T2"/></text:p>
      <text:p text:style-name="P6"><text:span text:style-name="T2">Merer Corwyn, Amara Aymane, Delaplace Eri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IPAPMincho" svg:font-family="IPAPMinch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5T09:32:18.736552080</meta:creation-date>
    <dc:date>2025-05-05T11:31:23.100699032</dc:date>
    <meta:editing-duration>PT57M1S</meta:editing-duration>
    <meta:editing-cycles>3</meta:editing-cycles>
    <meta:generator>LibreOffice/7.0.4.2$Linux_X86_64 LibreOffice_project/00$Build-2</meta:generator>
    <meta:document-statistic meta:table-count="0" meta:image-count="0" meta:object-count="0" meta:page-count="2" meta:paragraph-count="10" meta:word-count="672" meta:character-count="3876" meta:non-whitespace-character-count="3212"/>
  </office:meta>
</office:document-meta>
</file>